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BCCF1401E008989.png" manifest:media-type="image/png"/>
  <manifest:file-entry manifest:full-path="Pictures/1000020100000556000003004C45D0288609E25E.png" manifest:media-type="image/png"/>
  <manifest:file-entry manifest:full-path="Pictures/100002010000055600000300562C4EBE1B2C875E.png" manifest:media-type="image/png"/>
  <manifest:file-entry manifest:full-path="Pictures/10000201000005560000030021FE79B1F8BF8312.png" manifest:media-type="image/png"/>
  <manifest:file-entry manifest:full-path="Pictures/10000201000005560000030088BC2ED645993C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29in" draw:z-index="0"><draw:image xlink:href="Pictures/10000201000005560000030021FE79B1F8BF8312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width="6.9252in" svg:height="3.8929in" draw:z-index="1"><draw:image xlink:href="Pictures/10000201000005560000030088BC2ED645993C0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width="6.9252in" svg:height="3.8929in" draw:z-index="2"><draw:image xlink:href="Pictures/1000020100000556000003004C45D0288609E25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4" text:anchor-type="paragraph" svg:width="6.9252in" svg:height="3.8929in" draw:z-index="3"><draw:image xlink:href="Pictures/100002010000055600000300562C4EBE1B2C875E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5" text:anchor-type="paragraph" svg:width="6.9252in" svg:height="3.8929in" draw:z-index="4"><draw:image xlink:href="Pictures/1000020100000556000003008BCCF1401E00898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00:17:01.502968747</meta:creation-date>
    <dc:date>2017-11-29T00:18:49.235506351</dc:date>
    <meta:editing-duration>PT1M51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5.4.1.2$Linux_X86_64 LibreOffice_project/40m0$Build-2</meta:generator>
  </office:meta>
</office:document-meta>
</file>